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e17d" officeooo:paragraph-rsid="0001e17d"/>
    </style:style>
    <style:style style:name="P2" style:family="paragraph" style:parent-style-name="Standard" style:list-style-name="L1">
      <style:text-properties officeooo:rsid="0001e17d" officeooo:paragraph-rsid="0001e17d"/>
    </style:style>
    <style:style style:name="P3" style:family="paragraph" style:parent-style-name="Standard" style:list-style-name="L2">
      <style:text-properties officeooo:rsid="0001e17d" officeooo:paragraph-rsid="0001e1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: 14 feb 2020</text:p>
      <text:p text:style-name="P1"/>
      <text:p text:style-name="P1">time: 12 noon</text:p>
      <text:p text:style-name="P1"/>
      <text:p text:style-name="P1">Driver: Surbhi Rani</text:p>
      <text:p text:style-name="P1"/>
      <text:p text:style-name="P1">vehicle type: scooty</text:p>
      <text:p text:style-name="P1"/>
      <text:p text:style-name="P1">Event type: left right turn</text:p>
      <text:p text:style-name="P1"/>
      <text:p text:style-name="P1">number of phone: 2</text:p>
      <text:list xml:id="list7240162" text:style-name="L2">
        <text:list-item>
          <text:p text:style-name="P3">one plus 3</text:p>
        </text:list-item>
        <text:list-item>
          <text:p text:style-name="P3">redmi note 5 pro</text:p>
        </text:list-item>
        <text:list-item>
          <text:p text:style-name="P3"/>
        </text:list-item>
      </text:list>
      <text:p text:style-name="P1">Position of phone:</text:p>
      <text:list xml:id="list1120136177" text:style-name="L1">
        <text:list-item>
          <text:p text:style-name="P2">mounter(one plus 3)</text:p>
        </text:list-item>
        <text:list-item>
          <text:p text:style-name="P2">pocket(redmi note 5 pro)</text:p>
          <text:p text:style-name="P2"/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13:36:40.763892549</meta:creation-date>
    <dc:date>2020-02-14T13:45:18.855315090</dc:date>
    <meta:editing-duration>PT8M38S</meta:editing-duration>
    <meta:editing-cycles>1</meta:editing-cycles>
    <meta:generator>LibreOffice/6.3.4.2$Linux_X86_64 LibreOffice_project/30$Build-2</meta:generator>
    <meta:document-statistic meta:table-count="0" meta:image-count="0" meta:object-count="0" meta:page-count="1" meta:paragraph-count="13" meta:word-count="45" meta:character-count="207" meta:non-whitespace-character-count="179"/>
  </office:meta>
</office:document-meta>
</file>